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509EncodedKeySpec.X509EncodedKeySpec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509EncodedKeySpec.get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509EncodedKeySpec.ge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